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0.388cm" fo:min-width="0.13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06cm" svg:stroke-color="#ff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7cm"/>
    </style:style>
    <style:style style:name="gr5" style:family="graphic" style:parent-style-name="standard">
      <style:graphic-properties draw:fill-color="#009900" draw:textarea-horizontal-align="justify" draw:textarea-vertical-align="middle" draw:auto-grow-height="false" fo:min-height="0.388cm" fo:min-width="0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71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8.902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1" style:family="graphic" style:parent-style-name="standard">
      <style:graphic-properties draw:fill-color="#ff9900" draw:textarea-horizontal-align="justify" draw:textarea-vertical-align="middle" draw:auto-grow-height="false" fo:min-height="0.388cm" fo:min-width="0.1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71cm"/>
    </style:style>
    <style:style style:name="gr13" style:family="graphic" style:parent-style-name="objectwithoutfill">
      <style:graphic-properties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388cm" fo:min-width="0.13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15.2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2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0099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ff990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0.9cm" svg:height="0.9cm" svg:x="13.35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1cm" svg:y1="13.762cm" svg:x2="23.5cm" svg:y2="13.762cm">
          <text:p/>
        </draw:line>
        <draw:line draw:style-name="gr3" draw:text-style-name="P2" draw:layer="layout" svg:x1="4.8cm" svg:y1="10.162cm" svg:x2="23.5cm" svg:y2="10.162cm">
          <text:p/>
        </draw:line>
        <draw:frame draw:style-name="gr4" draw:text-style-name="P3" draw:layer="layout" svg:width="2.797cm" svg:height="0.725cm" svg:x="8.303cm" svg:y="12cm">
          <draw:text-box>
            <text:p><text:span text:style-name="T1">$takeprofit</text:span></text:p>
          </draw:text-box>
        </draw:frame>
        <draw:custom-shape draw:style-name="gr5" draw:text-style-name="P4" draw:layer="layout" svg:width="0.9cm" svg:height="0.9cm" svg:x="5.6cm" svg:y="1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9cm" svg:x="16.85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9cm" svg:x="21.02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15cm" svg:y1="8.225cm" svg:x2="22.35cm" svg:y2="8.225cm">
          <text:p/>
        </draw:line>
        <draw:line draw:style-name="gr2" draw:text-style-name="P2" draw:layer="layout" svg:x1="20.521cm" svg:y1="7.1cm" svg:x2="25.821cm" svg:y2="7.1cm">
          <text:p/>
        </draw:line>
        <draw:frame draw:style-name="gr6" draw:text-style-name="P3" draw:layer="layout" svg:width="3.955cm" svg:height="0.725cm" svg:x="18.666cm" svg:y="7.6cm">
          <draw:text-box>
            <text:p><text:span text:style-name="T1">new $takeprofit</text:span></text:p>
          </draw:text-box>
        </draw:frame>
        <draw:frame draw:style-name="gr7" draw:text-style-name="P3" draw:layer="layout" svg:width="3.971cm" svg:height="0.725cm" svg:x="22.65cm" svg:y="6.4cm">
          <draw:text-box>
            <text:p><text:span text:style-name="T1">new $takeprofit</text:span></text:p>
          </draw:text-box>
        </draw:frame>
        <draw:frame draw:style-name="gr8" draw:text-style-name="P3" draw:layer="layout" svg:width="9.402cm" svg:height="0.725cm" svg:x="4.898cm" svg:y="2.8cm">
          <draw:text-box>
            <text:p><text:span text:style-name="T2">increasing</text:span><text:span text:style-name="T1"> $takeprofit </text:span><text:span text:style-name="T2">in each</text:span><text:span text:style-name="T1"> $highest_value</text:span></text:p>
          </draw:text-box>
        </draw:frame>
        <draw:line draw:style-name="gr9" draw:text-style-name="P5" draw:layer="layout" svg:x1="8.3cm" svg:y1="10.2cm" svg:x2="8.3cm" svg:y2="13.8cm">
          <text:p/>
        </draw:line>
        <draw:frame draw:style-name="gr10" draw:text-style-name="P6" draw:layer="layout" svg:width="1.2cm" svg:height="0.9cm" svg:x="5.5cm" svg:y="14.325cm">
          <draw:text-box>
            <text:p><text:span text:style-name="T3">buy</text:span></text:p>
          </draw:text-box>
        </draw:frame>
        <draw:path draw:style-name="gr2" draw:text-style-name="P2" draw:layer="layout" svg:width="3.16cm" svg:height="0.842cm" draw:transform="rotate (0.718552053046065) translate (3.15789689801327cm 15.2691646114239cm)" svg:viewBox="0 0 3161 843" svg:d="M0 8c425-64 721 282 1068 470 363 197 869-31 1225 239l354 126 465-57 49-3">
          <text:p/>
        </draw:path>
        <draw:path draw:style-name="gr2" draw:text-style-name="P2" draw:layer="layout" svg:width="1.322cm" svg:height="0.176cm" draw:transform="rotate (-1.21195663258486) translate (14.0248378494085cm 10.1387977496485cm)" svg:viewBox="0 0 1323 177" svg:d="M0 177c289-36 622 81 859-166l312-11 152 6">
          <text:p/>
        </draw:path>
        <draw:path draw:style-name="gr2" draw:text-style-name="P2" draw:layer="layout" svg:width="1.551cm" svg:height="0.164cm" draw:transform="rotate (-0.896052037973889) translate (17.3877275435889cm 8.29241774159845cm)" svg:viewBox="0 0 1552 165" svg:d="M0 52c339-99 659 69 988 113l296-101 268-64">
          <text:p/>
        </draw:path>
        <draw:path draw:style-name="gr2" draw:text-style-name="P2" draw:layer="layout" svg:width="1.825cm" svg:height="0.083cm" draw:transform="rotate (-0.843866693339259) translate (21.6340924828578cm 7.02058132558137cm)" svg:viewBox="0 0 1826 84" svg:d="M0 8c321-34 636 51 957 47l359 29 356-38 154 8">
          <text:p/>
        </draw:path>
        <draw:frame draw:style-name="gr10" draw:text-style-name="P6" draw:layer="layout" svg:width="1.2cm" svg:height="0.9cm" svg:x="12.5cm" svg:y="10.4cm">
          <draw:text-box>
            <text:p><text:span text:style-name="T3">sell</text:span></text:p>
          </draw:text-box>
        </draw:frame>
        <draw:frame draw:style-name="gr10" draw:text-style-name="P6" draw:layer="layout" svg:width="1.2cm" svg:height="0.9cm" svg:x="16cm" svg:y="8.6cm">
          <draw:text-box>
            <text:p><text:span text:style-name="T3">sell</text:span></text:p>
          </draw:text-box>
        </draw:frame>
        <draw:frame draw:style-name="gr10" draw:text-style-name="P6" draw:layer="layout" svg:width="1.2cm" svg:height="0.9cm" svg:x="21.5cm" svg:y="6cm">
          <draw:text-box>
            <text:p><text:span text:style-name="T3">sell</text:span></text:p>
          </draw:text-box>
        </draw:frame>
        <draw:custom-shape draw:style-name="gr11" draw:text-style-name="P7" draw:layer="layout" svg:width="0.9cm" svg:height="0.9cm" svg:x="11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8.4cm" svg:x2="14cm" svg:y2="8.4cm">
          <text:p/>
        </draw:line>
        <draw:frame draw:style-name="gr12" draw:text-style-name="P3" draw:layer="layout" svg:width="3.571cm" svg:height="0.725cm" svg:x="7.829cm" svg:y="7.7cm">
          <draw:text-box>
            <text:p><text:span text:style-name="T1">$highest_value</text:span></text:p>
          </draw:text-box>
        </draw:frame>
        <draw:line draw:style-name="gr9" draw:text-style-name="P5" draw:layer="layout" svg:x1="8.321cm" svg:y1="8.5cm" svg:x2="8.321cm" svg:y2="10.2cm">
          <text:p/>
        </draw:line>
        <draw:path draw:style-name="gr13" draw:text-style-name="P2" draw:layer="layout" svg:width="7.525cm" svg:height="5.73cm" draw:transform="skewX (-4.31888454656241E-017) rotate (1.15261543801706) translate (6.00711309438751cm 13.7824965234578cm)" svg:viewBox="0 0 7526 5731" svg:d="M0 38c295-148 428 177 638 296 206 116 441 266 694 150 234-109 507 24 759 24 314-1 546 164 806 294 226 113 214 443 206 680-12 338 364 406 578 539 237 149 478 44 711-26 257-77 460-32 706-97 266-69 552 48 801 175 270 137 619 98 855 295 188 156 290 394 396 621 94 200 197 394 289 595 95 208 156 503-61 679-213 174-217 460-433 651-202 179-87 618-408 712l-74 105">
          <text:p/>
        </draw:path>
        <draw:custom-shape draw:style-name="gr14" draw:text-style-name="P8" draw:layer="layout" svg:width="0.9cm" svg:height="0.9cm" svg:x="1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6.421cm" svg:y1="6.5cm" svg:x2="16.421cm" svg:y2="8.2cm">
          <text:p/>
        </draw:line>
        <draw:path draw:style-name="gr13" draw:text-style-name="P2" draw:layer="layout" svg:width="2.811cm" svg:height="4.263cm" draw:transform="rotate (-0.719250184746864) translate (15.821626622922cm 5.72342880524184cm)" svg:viewBox="0 0 2812 4264" svg:d="M0 4257c251 33 602-46 657-382 50-309 92-626-8-921-102-304-243-647-107-962 134-310 200-657 134-980-69-333 239-499 323-763 136-429 555-198 755-86 255 142 611 95 741 407l175 199 142 163">
          <text:p/>
        </draw:path>
        <draw:custom-shape draw:style-name="gr14" draw:text-style-name="P8" draw:layer="layout" svg:width="0.9cm" svg:height="0.9cm" svg:x="20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0.621cm" svg:y1="5.4cm" svg:x2="20.621cm" svg:y2="7.1cm">
          <text:p/>
        </draw:line>
        <draw:path draw:style-name="gr13" draw:text-style-name="P2" draw:layer="layout" svg:width="4.246cm" svg:height="2.595cm" draw:transform="rotate (-0.110653874576441) translate (17.5965796553045cm 5.077708298427cm)" svg:viewBox="0 0 4247 2596" svg:d="M0 2468c300-121 499 130 812 128 365-2 532-325 665-557 148-260 232-537 419-797 165-229 126-544 324-787 207-253 516-201 734-371 287-225 578 46 637 292 70 293 366 449 422 751l122 229 112 132">
          <text:p/>
        </draw:path>
        <draw:line draw:style-name="gr2" draw:text-style-name="P2" draw:layer="layout" svg:x1="12.6cm" svg:y1="6.5cm" svg:x2="18.7cm" svg:y2="6.5cm">
          <text:p/>
        </draw:line>
        <draw:frame draw:style-name="gr12" draw:text-style-name="P3" draw:layer="layout" svg:width="3.571cm" svg:height="0.725cm" svg:x="12.529cm" svg:y="5.8cm">
          <draw:text-box>
            <text:p><text:span text:style-name="T1">$highest_value</text:span></text:p>
          </draw:text-box>
        </draw:frame>
        <draw:line draw:style-name="gr2" draw:text-style-name="P2" draw:layer="layout" svg:x1="16.971cm" svg:y1="5.375cm" svg:x2="23.071cm" svg:y2="5.375cm">
          <text:p/>
        </draw:line>
        <draw:frame draw:style-name="gr12" draw:text-style-name="P3" draw:layer="layout" svg:width="3.571cm" svg:height="0.725cm" svg:x="16.9cm" svg:y="4.675cm">
          <draw:text-box>
            <text:p><text:span text:style-name="T1">$highest_value</text:span></text:p>
          </draw:text-box>
        </draw:frame>
        <draw:line draw:style-name="gr15" draw:text-style-name="P2" draw:layer="layout" svg:x1="10.4cm" svg:y1="3.6cm" svg:x2="11.9cm" svg:y2="8cm">
          <text:p/>
        </draw:line>
        <draw:line draw:style-name="gr15" draw:text-style-name="P2" draw:layer="layout" svg:x1="13.1cm" svg:y1="3.6cm" svg:x2="16.3cm" svg:y2="6.1cm">
          <text:p/>
        </draw:line>
        <draw:line draw:style-name="gr15" draw:text-style-name="P2" draw:layer="layout" svg:x1="14.3cm" svg:y1="2.9cm" svg:x2="20.4cm" svg:y2="5cm">
          <text:p/>
        </draw:line>
        <draw:frame draw:style-name="gr16" draw:text-style-name="P3" draw:layer="layout" svg:width="15.747cm" svg:height="0.725cm" svg:x="10.4cm" svg:y="14.775cm">
          <draw:text-box>
            <text:p><text:span text:style-name="T2">it will be activated</text:span><text:span text:style-name="T1"> </text:span><text:span text:style-name="T2">when:</text:span><text:span text:style-name="T1"> $highest_value &gt;= ($takeprofit + $takeprofit_trailing)</text:span></text:p>
          </draw:text-box>
        </draw:frame>
        <draw:line draw:style-name="gr15" draw:text-style-name="P2" draw:layer="layout" svg:x1="11.7cm" svg:y1="14.8cm" svg:x2="10cm" svg:y2="12.7cm">
          <text:p/>
        </draw:line>
        <draw:frame draw:style-name="gr17" draw:text-style-name="P3" draw:layer="layout" svg:width="4.32cm" svg:height="0.725cm" svg:x="4.1cm" svg:y="8.9cm">
          <draw:text-box>
            <text:p><text:span text:style-name="T1">$takeprofit_trailing</text:span></text:p>
          </draw:text-box>
        </draw:frame>
        <draw:frame draw:style-name="gr17" draw:text-style-name="P3" draw:layer="layout" svg:width="4.32cm" svg:height="0.725cm" svg:x="12.151cm" svg:y="7cm">
          <draw:text-box>
            <text:p><text:span text:style-name="T1">$takeprofit_trai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6:33:24.855779476</meta:creation-date>
    <dc:date>2019-04-30T14:26:57.909682110</dc:date>
    <meta:editing-duration>PT44M40S</meta:editing-duration>
    <meta:editing-cycles>12</meta:editing-cycles>
    <meta:generator>LibreOffice/5.1.6.2$Linux_X86_64 LibreOffice_project/10m0$Build-2</meta:generator>
    <meta:document-statistic meta:object-count="43"/>
  </office:meta>
</office:document-meta>
</file>